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Тема работы: (?)</text:p>
      <text:h text:style-name="Heading_20_1" text:outline-level="1">Общая характеристика работы</text:h>
      <text:h text:style-name="Heading_20_2" text:outline-level="2">Актуальность темы</text:h>
      <text:p text:style-name="Text_20_body">На сегодняшний момент существует <text:s/>множество приложений, использующих инструменты создания пользовательских расширений VBA. Со временем, возникает необходимость в миграции таких приложений на современные платформы, например .NET, с целью улучшения совместимости с современными ОС и переходе на 64-битную архитектуру для <text:s text:c="2"/>получения возможности использования больших вычислительных ресурсов.</text:p>
      <text:p text:style-name="Text_20_body">VBA, построенная на технологиях COM и ActiveX, не может быть использована в приложениях, написанных на платформе .NET. Как аналоги VBA для платформы .NET, Microsoft разрабатывает наборы инструментов VSTA (Visual Studio Tools for Applications) и VSTO (Visual Studio Tools for Office). VSTO — внутренний проект Microsoft, заменяющий VBA в пакете программ Microsoft Office, VSTA предоставляет возможности аналогичные VBA для сторонних поставщиков ПО.</text:p>
      <text:p text:style-name="Text_20_body">С июня 2011 года центр лицензирования Microsoft завершила продажи VSTA для коммерческого использования и перевела его в статус внутреннего проекта. Таким образом на рынке не осталось ПО, имеющего возможности, аналогичные VBA. В данной работе исследуется инструменты, технологии и архитектурные решения, использованные для создания такого ПО.</text:p>
      <text:h text:style-name="Heading_20_2" text:outline-level="2">Цель работы</text:h>
      <text:p text:style-name="Standard">Создание набора инструментов, предоставляющего независимым поставщикам ПО <text:s text:c="2"/>возможность встраивания механизма для создания расширений, который может быть использован конечными пользователями для адаптации этого ПО.</text:p>
      <text:h text:style-name="Heading_20_2" text:outline-level="2">Основные задачи</text:h>
      <text:list xml:id="list1058519267" text:style-name="L2">
        <text:list-item>
          <text:p text:style-name="P1">Анализ принципов построения ПО, имеющего сходные элементы функционала;</text:p>
        </text:list-item>
        <text:list-item>
          <text:p text:style-name="P1">Исследование и сравнительный анализ программных продуктов и технологий, подходящих для решения поставленной задачи;</text:p>
        </text:list-item>
        <text:list-item>
          <text:p text:style-name="P1">Разработка методики использования выбранных технологий и программных продуктов;</text:p>
        </text:list-item>
        <text:list-item>
          <text:p text:style-name="P1">Проектирование архитектуры программных модулей системы;</text:p>
        </text:list-item>
        <text:list-item>
          <text:p text:style-name="P1">Программная реализация -//-;</text:p>
        </text:list-item>
        <text:list-item>
          <text:p text:style-name="P1">(?)</text:p>
        </text:list-item>
      </text:list>
      <text:h text:style-name="Heading_20_2" text:outline-level="2">Методы исследований</text:h>
      <text:p text:style-name="Text_20_body">Задачи исследования решены при помощи приемов реверс-инжениринга и системного анализа.</text:p>
      <text:h text:style-name="Heading_20_2" text:outline-level="2">Основные положения, выносимые на защиту</text:h>
      <text:list xml:id="list178442178" text:style-name="L3">
        <text:list-item>
          <text:p text:style-name="P2">(?)</text:p>
        </text:list-item>
      </text:list>
      <text:h text:style-name="Heading_20_2" text:outline-level="2"><text:soft-page-break/>Практическая значимость</text:h>
      <text:p text:style-name="Text_20_body">Заключается в разработке универсального набора инструментов, аналогичного VB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Ashmarin</meta:initial-creator>
    <meta:creation-date>2011-09-17T12:18:24</meta:creation-date>
    <dc:date>2011-10-15T18:31:15</dc:date>
    <dc:creator>Anton Ashmarin</dc:creator>
    <meta:editing-duration>PT4H1M18S</meta:editing-duration>
    <meta:editing-cycles>14</meta:editing-cycles>
    <meta:generator>LibreOffice/3.4$Linux LibreOffice_project/340m1$Build-302</meta:generator>
    <meta:document-statistic meta:table-count="0" meta:image-count="0" meta:object-count="0" meta:page-count="2" meta:paragraph-count="21" meta:word-count="258" meta:character-count="2082" meta:non-whitespace-character-count="1847"/>
  </office:meta>
</office:document-meta>
</file>